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a4f08" officeooo:paragraph-rsid="001a4f0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1a4f08"/>
    </style:style>
    <style:style style:name="P15" style:family="paragraph" style:parent-style-name="Azione_20_attore">
      <style:paragraph-properties fo:text-align="justify" style:justify-single-word="false"/>
      <style:text-properties officeooo:rsid="001a4f08" officeooo:paragraph-rsid="001f6010"/>
    </style:style>
    <style:style style:name="P16" style:family="paragraph" style:parent-style-name="Azione_20_attore">
      <style:paragraph-properties fo:text-align="justify" style:justify-single-word="false"/>
      <style:text-properties officeooo:rsid="0012f53f" officeooo:paragraph-rsid="001f6010"/>
    </style:style>
    <style:style style:name="P17" style:family="paragraph" style:parent-style-name="Azione_20_attore">
      <style:text-properties officeooo:rsid="0015e382" officeooo:paragraph-rsid="0015e382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20" style:family="paragraph" style:parent-style-name="Azione_20_sistema">
      <style:text-properties officeooo:rsid="0015e382" officeooo:paragraph-rsid="0015e382"/>
    </style:style>
    <style:style style:name="P2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a4f08" style:font-weight-asian="bold" style:font-weight-complex="bold"/>
    </style:style>
    <style:style style:name="T5" style:family="text">
      <style:text-properties fo:font-weight="bold" officeooo:rsid="001a88d2" style:font-weight-asian="bold" style:font-weight-complex="bold"/>
    </style:style>
    <style:style style:name="T6" style:family="text">
      <style:text-properties fo:font-weight="bold" officeooo:rsid="001a9995" style:font-weight-asian="bold" style:font-weight-complex="bold"/>
    </style:style>
    <style:style style:name="T7" style:family="text">
      <style:text-properties fo:font-weight="bold" officeooo:rsid="001ea301" style:font-weight-asian="bold" style:font-weight-complex="bold"/>
    </style:style>
    <style:style style:name="T8" style:family="text">
      <style:text-properties fo:font-weight="normal" officeooo:rsid="0015e382" style:font-weight-asian="normal" style:font-weight-complex="normal"/>
    </style:style>
    <style:style style:name="T9" style:family="text">
      <style:text-properties fo:font-weight="normal" officeooo:rsid="0015ec24" style:font-weight-asian="normal" style:font-weight-complex="normal"/>
    </style:style>
    <style:style style:name="T10" style:family="text">
      <style:text-properties fo:font-weight="normal" officeooo:rsid="001a4f08" style:font-weight-asian="normal" style:font-weight-complex="normal"/>
    </style:style>
    <style:style style:name="T11" style:family="text">
      <style:text-properties officeooo:rsid="0013cfcb"/>
    </style:style>
    <style:style style:name="T12" style:family="text">
      <style:text-properties officeooo:rsid="000ad213"/>
    </style:style>
    <style:style style:name="T13" style:family="text">
      <style:text-properties officeooo:rsid="0014a617"/>
    </style:style>
    <style:style style:name="T14" style:family="text">
      <style:text-properties officeooo:rsid="0015e382"/>
    </style:style>
    <style:style style:name="T15" style:family="text">
      <style:text-properties officeooo:rsid="00185656"/>
    </style:style>
    <style:style style:name="T16" style:family="text">
      <style:text-properties officeooo:rsid="001a4f08"/>
    </style:style>
    <style:style style:name="T17" style:family="text">
      <style:text-properties officeooo:rsid="001a9995"/>
    </style:style>
    <style:style style:name="T18" style:family="text">
      <style:text-properties officeooo:rsid="001cad2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3">Inserimento </text:span><text:span text:style-name="T16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6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368891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<text:span text:style-name="T16">Registro</text:span></text:p>
              </text:list-item>
              <text:list-item>
                <text:p text:style-name="P14">L'utente seleziona la classe per cui vuole inserire l'attività </text:p>
              </text:list-item>
              <text:list-item>
                <text:p text:style-name="P19">L'utente seleziona la fuzion<text:span text:style-name="T17">alità</text:span> AttivitàOdierna</text:p>
              </text:list-item>
              <text:list-item>
                <text:p text:style-name="P21"><text:span text:style-name="T9">Il sistema </text:span><text:span text:style-name="T8">mostra </text:span><text:span text:style-name="T9"><text:s/></text:span><text:span text:style-name="T10">una finestra da compilare</text:span></text:p>
              </text:list-item>
              <text:list-item>
                <text:p text:style-name="P16">L'utente <text:span text:style-name="T16">clicca sui bambini assenti quel giorno, inserisce una</text:span></text:p>
                <text:p text:style-name="P15">descrizione dell'attività svolta e la categoria di appartenenza</text:p>
              </text:list-item>
              <text:list-item>
                <text:p text:style-name="P17">L'utente sottomette <text:span text:style-name="T16">l'attività</text:span></text:p>
              </text:list-item>
              <text:list-item>
                <text:p text:style-name="P20">Il sistema memorizza <text:span text:style-name="T16">l'attività odiern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1">mostra un messaggio di successo e </text:span><text:span text:style-name="T1"><text:s/></text:span><text:span text:style-name="T14">mostra all’uten</text:span><text:span text:style-name="T16">te l'attività appena inserita</text:span><text:span text:style-name="T14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5366490" text:style-name="L1">
              <text:list-item>
                <text:p text:style-name="P11">Nel caso di un errore utente, il sistema mostra all’utente un messaggio di errore che 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10"/>
      <text:p text:style-name="P7"><text:span text:style-name="T15">UC_H_</text:span><text:span text:style-name="T16">55</text:span><text:span text:style-name="T15">_</text:span><text:span text:style-name="T18">educatore_</text:span><text:span text:style-name="T15">inserimento_</text:span><text:span text:style-name="T16">attività_registro</text:span><text:span text:style-name="T15">: </text:span><text:span text:style-name="T13">Inserimento </text:span><text:span text:style-name="T16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4</meta:editing-cycles>
    <meta:generator>LibreOffice/3.6$Windows_x86 LibreOffice_project/da8c1e6-fd468f4-454e206-f42a4a9-143cfd</meta:generator>
    <dc:date>2012-10-31T15:23:07.35</dc:date>
    <meta:document-statistic meta:table-count="1" meta:image-count="0" meta:object-count="0" meta:page-count="1" meta:paragraph-count="24" meta:word-count="131" meta:character-count="945" meta:non-whitespace-character-count="841"/>
  </office:meta>
</office:document-meta>
</file>